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pl" fo:country="PL" style:font-size-asian="16pt" style:font-size-complex="16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05af52"/>
    </style:style>
    <style:style style:name="P7" style:family="paragraph" style:parent-style-name="Standard">
      <style:text-properties officeooo:paragraph-rsid="000b3a6a"/>
    </style:style>
    <style:style style:name="P8" style:family="paragraph" style:parent-style-name="Standard" style:list-style-name="L1">
      <style:text-properties officeooo:paragraph-rsid="000b3a6a"/>
    </style:style>
    <style:style style:name="P9" style:family="paragraph" style:parent-style-name="Standard">
      <style:text-properties fo:language="pl" fo:country="PL"/>
    </style:style>
    <style:style style:name="P10" style:family="paragraph" style:parent-style-name="Standard" style:list-style-name="L2">
      <style:text-properties officeooo:paragraph-rsid="000b3a6a"/>
    </style:style>
    <style:style style:name="P11" style:family="paragraph" style:parent-style-name="Standard" style:list-style-name="L3">
      <style:text-properties officeooo:paragraph-rsid="000b3a6a"/>
    </style:style>
    <style:style style:name="T1" style:family="text"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l" fo:country="PL" fo:font-weight="bold" fo:background-color="#dbe5f1" loext:char-shading-value="0" style:font-size-asian="16pt" style:font-weight-asian="bold" style:font-size-complex="16pt" style:font-weight-complex="bold"/>
    </style:style>
    <style:style style:name="T3" style:family="text">
      <style:text-properties fo:font-size="16pt" fo:language="pl" fo:country="PL" fo:background-color="#b8cce4" loext:char-shading-value="0" style:font-size-asian="16pt" style:font-size-complex="16pt"/>
    </style:style>
    <style:style style:name="T4" style:family="text">
      <style:text-properties fo:font-size="16pt" fo:language="pl" fo:country="PL" style:font-size-asian="16pt" style:font-size-complex="16pt"/>
    </style:style>
    <style:style style:name="T5" style:family="text">
      <style:text-properties fo:font-size="16pt" fo:language="pl" fo:country="PL" officeooo:rsid="0005af52" style:font-size-asian="16pt" style:font-size-complex="16pt"/>
    </style:style>
    <style:style style:name="T6" style:family="text">
      <style:text-properties fo:font-size="16pt" fo:language="pl" fo:country="PL" officeooo:rsid="0006d8a5" style:font-size-asian="16pt" style:font-size-complex="16pt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weight="bold" style:font-weight-asian="bold" style:font-weight-complex="bold"/>
    </style:style>
    <style:style style:name="T9" style:family="text">
      <style:text-properties fo:language="pl" fo:country="PL" officeooo:rsid="00087eda"/>
    </style:style>
    <style:style style:name="T10" style:family="text">
      <style:text-properties fo:language="pl" fo:country="PL" officeooo:rsid="000a0dfa"/>
    </style:style>
    <style:style style:name="T11" style:family="text">
      <style:text-properties fo:language="pl" fo:country="PL" officeooo:rsid="000acae0"/>
    </style:style>
    <style:style style:name="T12" style:family="text">
      <style:text-properties fo:language="pl" fo:country="PL" officeooo:rsid="000b3a6a"/>
    </style:style>
    <style:style style:name="T13" style:family="text">
      <style:text-properties officeooo:rsid="0006d8a5"/>
    </style:style>
    <style:style style:name="T14" style:family="text">
      <style:text-properties officeooo:rsid="00087eda"/>
    </style:style>
    <style:style style:name="T15" style:family="text">
      <style:text-properties officeooo:rsid="000a0d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omyślna_20_czcionka_20_akapitu"><text:span text:style-name="T1">Temat:</text:span></text:span></text:p>
      <text:p text:style-name="P5"><text:span text:style-name="Domyślna_20_czcionka_20_akapitu"><text:span text:style-name="T1"><text:s text:c="5"/><text:tab/>„</text:span></text:span><text:span text:style-name="Domyślna_20_czcionka_20_akapitu"><text:span text:style-name="T3">Sklep internetowy z grami planszowymi</text:span></text:span><text:span text:style-name="Domyślna_20_czcionka_20_akapitu"><text:span text:style-name="T4">”</text:span></text:span></text:p>
      <text:p text:style-name="P1"/>
      <text:p text:style-name="P6"><text:span text:style-name="Domyślna_20_czcionka_20_akapitu"><text:span text:style-name="T5">Główne założenia: Zbudowania największego w Polsce centrum wiedzy o grach planszowych. Przede wszystkim zgromadzenie na naszej stronie sympatyków gier planszowych oraz spopularyzowania w Polsce idei oraz korzyś</text:span></text:span><text:span text:style-name="Domyślna_20_czcionka_20_akapitu"><text:span text:style-name="T6">ci wynikających z gier planszowych.</text:span></text:span><text:span text:style-name="Domyślna_20_czcionka_20_akapitu"><text:span text:style-name="T5"> <text:line-break/></text:span></text:span></text:p>
      <text:p text:style-name="Standard"><text:span text:style-name="Domyślna_20_czcionka_20_akapitu"><text:span text:style-name="T1">1.0 Plan (etap I ).</text:span></text:span></text:p>
      <text:p text:style-name="Standard"><text:span text:style-name="Domyślna_20_czcionka_20_akapitu"><text:span text:style-name="T1"><text:s text:c="34"/><text:tab/></text:span></text:span><text:span text:style-name="Domyślna_20_czcionka_20_akapitu"><text:span text:style-name="T2">Zbieranie wymagań.</text:span></text:span></text:p>
      <text:p text:style-name="Standard"><text:span text:style-name="Domyślna_20_czcionka_20_akapitu"><text:span text:style-name="T8">1.1 Określenie wysokopoziomowych wymagań dla systemu.</text:span></text:span></text:p>
      <text:p text:style-name="P2"><text:s/></text:p>
      <text:p text:style-name="Standard"><text:span text:style-name="Domyślna_20_czcionka_20_akapitu"><text:span text:style-name="T8">a)</text:span></text:span><text:span text:style-name="Domyślna_20_czcionka_20_akapitu"><text:span text:style-name="T7"> <text:s/>Cele: Jaki jest powód tworzenia sklepu, jakim celom ma służyć?</text:span></text:span></text:p>
      <text:p text:style-name="P2"><text:line-break/><text:tab/>Sklep internetowy planszówek- SIP pozwala na zebranie i porównania ogromnej ilości gier planszowych, począwszy od procesu ich <text:span text:style-name="T13">zapowiedzi</text:span>, aż <text:span text:style-name="T13">do możliwości zakupu w naszym sklepie</text:span>. Pozwoli <text:span text:style-name="T14">to na szybkie i trafne uzyskania informacji o grach i wybranie tytułu odpowiedniego dla szukającej osoby.<text:line-break/><text:tab/></text:span>System ten będzie dostępny dla użytkow<text:span text:style-name="T14">n</text:span>ików za pomocą strony www - http://<text:span text:style-name="T14">gry-sip.pl</text:span></text:p>
      <text:p text:style-name="P2"/>
      <text:p text:style-name="P2"/>
      <text:p text:style-name="Standard"><text:span text:style-name="Domyślna_20_czcionka_20_akapitu"><text:span text:style-name="T8">b)</text:span></text:span><text:span text:style-name="Domyślna_20_czcionka_20_akapitu"><text:span text:style-name="T7"> Przewidywane korzyści: Jakie korzyści (niekoniecznie namacalne) przyniesie działający system?</text:span></text:span></text:p>
      <text:p text:style-name="P2"/>
      <text:p text:style-name="P2"><text:tab/>S<text:span text:style-name="T14">trona</text:span> będzie dla klienta wiarygodnym źródłem informacji o grze, <text:span text:style-name="T14">rankingu w swojej kategorii, wrażeniach z gry czy też recenzji naszej jako ekspertów czy innych użytkowników. </text:span><text:s/><text:line-break/>Ponadto <text:span text:style-name="T14">nasze bogate recenzje i wrażenia z rozgrywki w stworzonym specjalnie na tę okazję artykułach z całą pewnością pozwolą potencjalnemu klientowi zdecydować się na zakup danego tytułu. </text:span></text:p>
      <text:p text:style-name="P2"/>
      <text:p text:style-name="Standard"><text:span text:style-name="Domyślna_20_czcionka_20_akapitu"><text:span text:style-name="T8">c)</text:span></text:span><text:span text:style-name="Domyślna_20_czcionka_20_akapitu"><text:span text:style-name="T7"> Strategia i przyszłość: Jak system może pomóc firmie w przyszłości, jaką </text:span></text:span><text:span text:style-name="Domyślna_20_czcionka_20_akapitu"><text:span text:style-name="T11">przewagę</text:span></text:span><text:span text:style-name="Domyślna_20_czcionka_20_akapitu"><text:span text:style-name="T7"> zyskamy nad konkurencją?<text:line-break/><text:line-break/><text:tab/></text:span></text:span><text:span text:style-name="Domyślna_20_czcionka_20_akapitu"><text:span text:style-name="T9">Stworzenie ogólnopolskiego centrum wiedzy o planszówkach oraz stworzenie największego również forum zrzeszających sympatyków jak i zapalonych graczy.<text:line-break/>Ponadto tworzenie i sponsorowanie lig gier planszowych, które będą </text:span></text:span><text:span text:style-name="Domyślna_20_czcionka_20_akapitu"><text:span text:style-name="T12">rozgrywane</text:span></text:span><text:span text:style-name="Domyślna_20_czcionka_20_akapitu"><text:span text:style-name="T9"> na grach planszowych oferowanych tylko w naszym sklepie.</text:span></text:span></text:p>
      <text:p text:style-name="P2"/>
      <text:p text:style-name="P7"><text:soft-page-break/><text:span text:style-name="Domyślna_20_czcionka_20_akapitu"><text:span text:style-name="T8">d)</text:span></text:span><text:span text:style-name="Domyślna_20_czcionka_20_akapitu"><text:span text:style-name="T7"> Założenia i ograniczenia: Jakie istnieją ograniczenia dla systemu (zasobów, organizacyjne , standardy). Z jakimi ograniczeniami należy się liczyć przy budowie systemu.</text:span></text:span></text:p>
      <text:p text:style-name="P7"><text:span text:style-name="Domyślna_20_czcionka_20_akapitu"><text:span text:style-name="T7"/></text:span></text:p>
      <text:list xml:id="list4395144834036658977" text:style-name="L1">
        <text:list-item>
          <text:p text:style-name="P8"><text:span text:style-name="Domyślna_20_czcionka_20_akapitu"><text:span text:style-name="T10">Dobrze zoptymalizowana baza danych</text:span></text:span></text:p>
        </text:list-item>
        <text:list-item>
          <text:p text:style-name="P8"><text:span text:style-name="Domyślna_20_czcionka_20_akapitu"><text:span text:style-name="T10">Wydajny i szybki serwer </text:span></text:span></text:p>
        </text:list-item>
        <text:list-item>
          <text:p text:style-name="P8"><text:span text:style-name="Domyślna_20_czcionka_20_akapitu"><text:span text:style-name="T10">Zrzeszenie sympatyków i fanatyków gier planszowych do naszego serwisu<text:line-break/></text:span></text:span></text:p>
        </text:list-item>
      </text:list>
      <text:p text:style-name="Standard"><text:span text:style-name="Domyślna_20_czcionka_20_akapitu"><text:span text:style-name="T8">e)</text:span></text:span><text:span text:style-name="Domyślna_20_czcionka_20_akapitu"><text:span text:style-name="T7"> Bezpieczeństwo, kontrola: Czy istnieje jakieś wymaganie zewnętrzne dla systemu oraz danych.</text:span></text:span></text:p>
      <text:p text:style-name="P2"/>
      <text:list xml:id="list603612223146931143" text:style-name="L2">
        <text:list-item>
          <text:p text:style-name="P10"><text:span text:style-name="T10">Bezpieczeństwo danych i płatności online.</text:span></text:p>
        </text:list-item>
        <text:list-item>
          <text:p text:style-name="P10"><text:span text:style-name="T10">Jako sklep, który będzie ofiarowywał możliwość kupowania gier planszowych musimy zapewnić naszemu klientowi pewność działania i bezpieczeństwo płatności</text:span></text:p>
        </text:list-item>
      </text:list>
      <text:p text:style-name="P7"><text:span text:style-name="T10"/></text:p>
      <text:p text:style-name="P7"><text:span text:style-name="T10"/></text:p>
      <text:p text:style-name="Standard"><text:span text:style-name="Domyślna_20_czcionka_20_akapitu"><text:span text:style-name="T8">1.2 Określenie kto będzie korzystał z systemu kluczowe.</text:span></text:span></text:p>
      <text:p text:style-name="P3"/>
      <text:p text:style-name="P2">Spis rodzajów użytkowników wraz z ich celami i funkcjami:</text:p>
      <text:list xml:id="list1920971239558815226" text:style-name="L3">
        <text:list-item>
          <text:p text:style-name="P11"><text:span text:style-name="T10">zwykli użytkownicy chcący pozyskać tylko informacje o grach</text:span></text:p>
        </text:list-item>
        <text:list-item>
          <text:p text:style-name="P11"><text:span text:style-name="T10">zwykli użytkownicy chcący tylko kupić grę</text:span></text:p>
        </text:list-item>
        <text:list-item>
          <text:p text:style-name="P11"><text:span text:style-name="Domyślna_20_czcionka_20_akapitu"><text:span text:style-name="T10">użytkownicy chcący prowadzić rozmowy na forum odnośnie gier</text:span></text:span></text:p>
        </text:list-item>
        <text:list-item>
          <text:p text:style-name="P11"><text:span text:style-name="Domyślna_20_czcionka_20_akapitu"><text:span text:style-name="T10">użytkownicy chcący brać udział w turniejach przez nas organizowanych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Standardowy1" style:family="paragraph">
      <style:paragraph-properties fo:hyphenation-ladder-count="no-limit"/>
      <style:text-properties fo:hyphenate="false"/>
    </style:style>
    <style:style style:name="Bez_20_listy1" style:display-name="Bez listy1" style:family="paragraph">
      <style:paragraph-properties fo:hyphenation-ladder-count="no-limit"/>
      <style:text-properties fo:hyphenate="false"/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MacOSX_X86_64 LibreOffice_project/45e2de17089c24a1fa810c8f975a7171ba4cd432</meta:generator>
    <meta:initial-creator>sc</meta:initial-creator>
    <meta:creation-date>2015-10-17T06:59:00Z</meta:creation-date>
    <dc:date>2015-10-17T13:42:29.434767000</dc:date>
    <meta:editing-cycles>8</meta:editing-cycles>
    <meta:editing-duration>PT42M13S</meta:editing-duration>
    <meta:document-statistic meta:table-count="0" meta:image-count="0" meta:object-count="0" meta:page-count="2" meta:paragraph-count="25" meta:word-count="359" meta:character-count="2663" meta:non-whitespace-character-count="2281"/>
    <meta:template xlink:type="simple" xlink:actuate="onRequest" xlink:title="" xlink:href="../../Downloads/Specyfikacja_SOPG.odt/Normal.dotm"/>
  </office:meta>
</office:document-meta>
</file>